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IONHANDLER_.COMPENSATIONHANDLER_( CompensationHandler self , Set &lt; CompensationHandler &gt; visibleCompens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ENSATIONHANDLER_.sendEvent( Scop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ENSATIONHANDLER_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ENSATIONHANDLER_.fo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ENSATIONHANDLER_.compensate( final SynchChannel r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ENSATIONHANDLER_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ENSATIONHANDLER_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ENSATIONHANDLER_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ENSATIONHANDLER_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ENSATIONHANDLER_.completed( FaultData faultData , Set &lt; CompensationHandler &gt; compens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